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4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16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7.95cm" fo:min-width="28.4cm"/>
    </style:style>
    <style:style style:name="P1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  <style:text-properties style:font-name="DejaVu Math TeX Gyre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font-name="DejaVu Math TeX Gyre" fo:font-size="14pt" fo:font-style="normal" fo:font-weight="bold" style:font-name-asian="DejaVu Math TeX Gyre1" style:font-size-asian="14pt" style:font-style-asian="normal" style:font-weight-asian="bold" style:font-name-complex="DejaVu Math TeX Gyre1" style:font-size-complex="14pt" style:font-style-complex="normal" style:font-weight-complex="bold"/>
    </style:style>
    <style:style style:name="T3" style:family="text">
      <style:text-properties style:text-position="33% 58%"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4" style:family="text">
      <style:text-properties style:text-position="33% 58%" style:font-name="DejaVu Math TeX Gyre" fo:font-size="14pt" fo:font-style="italic" fo:font-weight="normal" style:font-name-asian="DejaVu Math TeX Gyre1" style:font-size-asian="14pt" style:font-style-asian="italic" style:font-weight-asian="normal" style:font-name-complex="DejaVu Math TeX Gyre1" style:font-size-complex="14pt" style:font-style-complex="italic" style:font-weight-complex="normal"/>
    </style:style>
    <style:style style:name="T5" style:family="text">
      <style:text-properties style:text-position="-33% 58%"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6" style:family="text">
      <style:text-properties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cm" svg:height="2cm" svg:x="18.4cm" svg:y="8cm">
          <draw:glue-point draw:id="4" svg:x="5cm" svg:y="-3cm"/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96cm" svg:height="1.27cm" svg:x="18.728cm" svg:y="8.4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1" xml:id="id3" draw:id="id3" draw:layer="layout" svg:width="2cm" svg:height="2cm" svg:x="25.4cm" svg:y="8cm">
          <draw:glue-point draw:id="4" svg:x="5cm" svg:y="-3cm"/>
          <draw:glue-point draw:id="5" svg:x="5cm" svg:y="3cm"/>
          <draw:glue-point draw:id="6" svg:x="-5cm" svg:y="-3cm"/>
          <text:p text:style-name="P2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cm" svg:height="2cm" svg:x="14.4cm" svg:y="8cm">
          <text:p text:style-name="P2"><text:span text:style-name="T1">D-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6.4cm" svg:y1="9cm" svg:x2="18.4cm" svg:y2="9cm" draw:start-shape="id1" draw:start-glue-point="1" draw:end-shape="id2" draw:end-glue-point="3" svg:d="M16400 9000h2000" svg:viewBox="0 0 2001 1">
          <text:p/>
        </draw:connector>
        <draw:frame draw:style-name="gr2" draw:text-style-name="P2" draw:layer="layout" svg:width="1.044cm" svg:height="0.595cm" svg:x="16.885cm" svg:y="8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098cm" svg:height="0.595cm" svg:x="23.785cm" svg:y="7.6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081cm" svg:height="0.595cm" svg:x="23.785cm" svg:y="9.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4" draw:text-style-name="P3" draw:layer="layout" svg:x1="27.4cm" svg:y1="8.4cm" svg:x2="29.4cm" svg:y2="8.4cm" draw:start-shape="id3" draw:start-glue-point="4" svg:d="M27400 8400h2000" svg:viewBox="0 0 2001 1">
          <text:p/>
        </draw:connector>
        <draw:connector draw:style-name="gr4" draw:text-style-name="P3" draw:layer="layout" svg:x1="23.4cm" svg:y1="8.4cm" svg:x2="25.4cm" svg:y2="8.4cm" draw:start-shape="id2" draw:start-glue-point="4" draw:end-shape="id3" draw:end-glue-point="6" svg:d="M23400 8400h2000" svg:viewBox="0 0 2001 1">
          <text:p/>
        </draw:connector>
        <draw:custom-shape draw:style-name="gr5" draw:text-style-name="P3" draw:layer="layout" svg:width="0.6cm" svg:height="0.6cm" svg:x="6.1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87cm" svg:height="0.595cm" svg:x="27.885cm" svg:y="7.6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17cm" svg:height="0.595cm" svg:x="27.885cm" svg:y="9.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0.891cm" svg:height="0.747cm" svg:x="5.4cm" svg:y="8cm">
          <draw:text-box>
            <text:p><text:span text:style-name="T1">+</text:span></text:p>
          </draw:text-box>
        </draw:frame>
        <draw:frame draw:style-name="gr7" draw:text-style-name="P4" draw:layer="layout" svg:width="0.667cm" svg:height="0.747cm" svg:x="6.502cm" svg:y="9.302cm">
          <draw:text-box>
            <text:p><text:span text:style-name="T1">-</text:span></text:p>
          </draw:text-box>
        </draw:frame>
        <draw:frame draw:style-name="gr2" draw:text-style-name="P2" draw:layer="layout" svg:width="1.386cm" svg:height="0.615cm" svg:x="0.586cm" svg:y="9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493cm" svg:height="0.542cm" svg:x="4.785cm" svg:y="8.19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5" draw:text-style-name="P3" xml:id="id4" draw:id="id4" draw:layer="layout" svg:width="0.6cm" svg:height="0.6cm" svg:x="12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2.7cm" svg:y1="9cm" svg:x2="14.4cm" svg:y2="9cm" draw:start-shape="id4" draw:start-glue-point="10" draw:end-shape="id1" draw:end-glue-point="3" svg:d="M12700 9000h1700" svg:viewBox="0 0 1701 1">
          <text:p/>
        </draw:connector>
        <draw:frame draw:style-name="gr2" draw:text-style-name="P2" draw:layer="layout" svg:width="1.133cm" svg:height="0.595cm" svg:x="13.085cm" svg:y="8.2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4" draw:layer="layout" svg:width="0.891cm" svg:height="0.747cm" svg:x="12.401cm" svg:y="8.001cm">
          <draw:text-box>
            <text:p><text:span text:style-name="T1">+</text:span></text:p>
          </draw:text-box>
        </draw:frame>
        <draw:frame draw:style-name="gr6" draw:text-style-name="P4" draw:layer="layout" svg:width="0.891cm" svg:height="0.747cm" svg:x="11.202cm" svg:y="9.202cm">
          <draw:text-box>
            <text:p><text:span text:style-name="T1">+</text:span></text:p>
          </draw:text-box>
        </draw:frame>
        <draw:custom-shape draw:style-name="gr3" draw:text-style-name="P1" xml:id="id8" draw:id="id8" draw:layer="layout" svg:width="2cm" svg:height="2cm" svg:x="8.4cm" svg:y="8cm">
          <text:p text:style-name="P2"><text:span text:style-name="T2">ℓ</text:span><text:span text:style-name="T3">T</text:span><text:span text:style-name="T4">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4cm" svg:height="0.595cm" svg:x="10.486cm" svg:y="8.2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g xml:id="id6" draw:id="id6">
          <draw:glue-point draw:id="4" svg:x="2.5cm" svg:y="5cm"/>
          <draw:glue-point draw:id="5" svg:x="-2.5cm" svg:y="5cm"/>
          <draw:line draw:style-name="gr8" draw:text-style-name="P3" draw:layer="layout" svg:x1="6.5cm" svg:y1="9.6cm" svg:x2="6.6cm" svg:y2="9.6cm">
            <text:p/>
          </draw:line>
          <draw:line draw:style-name="gr8" draw:text-style-name="P3" draw:layer="layout" svg:x1="6.2cm" svg:y1="9.6cm" svg:x2="6.3cm" svg:y2="9.6cm">
            <text:p/>
          </draw:line>
          <draw:line draw:style-name="gr8" draw:text-style-name="P3" draw:layer="layout" svg:x1="6.6cm" svg:y1="9.6cm" svg:x2="6.4cm" svg:y2="9.3cm">
            <text:p/>
          </draw:line>
          <draw:line draw:style-name="gr8" draw:text-style-name="P3" draw:layer="layout" svg:x1="6.2cm" svg:y1="9.6cm" svg:x2="6.4cm" svg:y2="9.3cm">
            <text:p/>
          </draw:line>
        </draw:g>
        <draw:g>
          <draw:glue-point draw:id="4" svg:x="-5cm" svg:y="-2.5cm"/>
          <draw:glue-point draw:id="5" svg:x="-5cm" svg:y="2.5cm"/>
          <draw:line draw:style-name="gr8" draw:text-style-name="P3" draw:layer="layout" svg:x1="25.1cm" svg:y1="9.5cm" svg:x2="25.1cm" svg:y2="9.4cm">
            <text:p/>
          </draw:line>
          <draw:line draw:style-name="gr8" draw:text-style-name="P3" draw:layer="layout" svg:x1="25.1cm" svg:y1="9.8cm" svg:x2="25.1cm" svg:y2="9.7cm">
            <text:p/>
          </draw:line>
          <draw:line draw:style-name="gr8" draw:text-style-name="P3" draw:layer="layout" svg:x1="25.1cm" svg:y1="9.4cm" svg:x2="25.4cm" svg:y2="9.6cm">
            <text:p/>
          </draw:line>
          <draw:line draw:style-name="gr8" draw:text-style-name="P3" draw:layer="layout" svg:x1="25.1cm" svg:y1="9.8cm" svg:x2="25.4cm" svg:y2="9.6cm">
            <text:p/>
          </draw:line>
        </draw:g>
        <draw:line draw:style-name="gr8" draw:text-style-name="P3" draw:layer="layout" svg:x1="25.1cm" svg:y1="9.5cm" svg:x2="23.4cm" svg:y2="9.5cm">
          <text:p/>
        </draw:line>
        <draw:line draw:style-name="gr8" draw:text-style-name="P3" draw:layer="layout" svg:x1="25.1cm" svg:y1="9.7cm" svg:x2="23.4cm" svg:y2="9.7cm">
          <text:p/>
        </draw:line>
        <draw:line draw:style-name="gr8" draw:text-style-name="P3" xml:id="id5" draw:id="id5" draw:layer="layout" svg:x1="27.4cm" svg:y1="9.5cm" svg:x2="29.4cm" svg:y2="9.5cm">
          <text:p/>
        </draw:line>
        <draw:line draw:style-name="gr8" draw:text-style-name="P3" xml:id="id7" draw:id="id7" draw:layer="layout" svg:x1="27.4cm" svg:y1="9.7cm" svg:x2="29.2cm" svg:y2="9.7cm">
          <text:p/>
        </draw:line>
        <draw:connector draw:style-name="gr9" draw:text-style-name="P2" draw:layer="layout" draw:line-skew="1.899cm" svg:x1="29.4cm" svg:y1="9.5cm" svg:x2="6.3cm" svg:y2="9.6cm" draw:start-shape="id5" draw:start-glue-point="1" draw:end-shape="id6" draw:end-glue-point="5" svg:d="M29400 9500v2500h-23100v-2400" svg:viewBox="0 0 23101 2501">
          <text:p/>
        </draw:connector>
        <draw:connector draw:style-name="gr9" draw:text-style-name="P2" draw:layer="layout" draw:line-skew="1.599cm" svg:x1="29.2cm" svg:y1="9.7cm" svg:x2="6.5cm" svg:y2="9.6cm" draw:start-shape="id7" draw:start-glue-point="1" draw:end-shape="id6" draw:end-glue-point="4" svg:d="M29200 9700v2100h-22700v-2200" svg:viewBox="0 0 22701 2201">
          <text:p/>
        </draw:connector>
        <draw:frame draw:style-name="gr2" draw:text-style-name="P2" draw:layer="layout" svg:width="1.615cm" svg:height="0.595cm" svg:x="6.686cm" svg:y="8.19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0.456cm" svg:height="0.542cm" svg:x="12.586cm" svg:y="6.8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onnector draw:style-name="gr4" draw:text-style-name="P3" draw:layer="layout" svg:x1="10.4cm" svg:y1="9cm" svg:x2="12.1cm" svg:y2="9cm" draw:start-shape="id8" draw:start-glue-point="1" draw:end-shape="id4" draw:end-glue-point="6" svg:d="M10400 9000h1700" svg:viewBox="0 0 1701 1">
          <text:p/>
        </draw:connector>
        <draw:custom-shape draw:style-name="gr3" draw:text-style-name="P1" xml:id="id9" draw:id="id9" draw:layer="layout" svg:width="2cm" svg:height="2cm" svg:x="2.4cm" svg:y="8cm">
          <draw:glue-point draw:id="4" svg:x="5cm" svg:y="-0.5cm"/>
          <draw:glue-point draw:id="5" svg:x="5cm" svg:y="0.5cm"/>
          <text:p text:style-name="P2"><text:span text:style-name="T2">ℓ</text:span><text:span text:style-name="T5">x</text:span><text:span text:style-name="T4"> </text:span></text:p>
          <draw:enhanced-geometry svg:viewBox="0 0 21600 21600" draw:type="rectangle" draw:enhanced-path="M 0 0 L 21600 0 21600 21600 0 21600 0 0 Z N"/>
        </draw:custom-shape>
        <draw:g>
          <draw:glue-point draw:id="4" svg:x="-5cm" svg:y="2.5cm"/>
          <draw:glue-point draw:id="5" svg:x="-5cm" svg:y="-2.5cm"/>
          <draw:line draw:style-name="gr8" draw:text-style-name="P3" draw:layer="layout" svg:x1="8.1cm" svg:y1="9.1cm" svg:x2="8.1cm" svg:y2="9.2cm">
            <text:p/>
          </draw:line>
          <draw:line draw:style-name="gr8" draw:text-style-name="P3" draw:layer="layout" svg:x1="8.1cm" svg:y1="8.8cm" svg:x2="8.1cm" svg:y2="8.9cm">
            <text:p/>
          </draw:line>
          <draw:line draw:style-name="gr8" draw:text-style-name="P3" draw:layer="layout" svg:x1="8.1cm" svg:y1="9.2cm" svg:x2="8.4cm" svg:y2="9cm">
            <text:p/>
          </draw:line>
          <draw:line draw:style-name="gr8" draw:text-style-name="P3" draw:layer="layout" svg:x1="8.1cm" svg:y1="8.8cm" svg:x2="8.4cm" svg:y2="9cm">
            <text:p/>
          </draw:line>
        </draw:g>
        <draw:g xml:id="id10" draw:id="id10">
          <draw:glue-point draw:id="4" svg:x="-5cm" svg:y="2.5cm"/>
          <draw:glue-point draw:id="5" svg:x="-5cm" svg:y="-2.5cm"/>
          <draw:line draw:style-name="gr8" draw:text-style-name="P3" draw:layer="layout" svg:x1="5.8cm" svg:y1="9.1cm" svg:x2="5.8cm" svg:y2="9.2cm">
            <text:p/>
          </draw:line>
          <draw:line draw:style-name="gr8" draw:text-style-name="P3" draw:layer="layout" svg:x1="5.8cm" svg:y1="8.8cm" svg:x2="5.8cm" svg:y2="8.9cm">
            <text:p/>
          </draw:line>
          <draw:line draw:style-name="gr8" draw:text-style-name="P3" draw:layer="layout" svg:x1="5.8cm" svg:y1="9.2cm" svg:x2="6.1cm" svg:y2="9cm">
            <text:p/>
          </draw:line>
          <draw:line draw:style-name="gr8" draw:text-style-name="P3" draw:layer="layout" svg:x1="5.8cm" svg:y1="8.8cm" svg:x2="6.1cm" svg:y2="9cm">
            <text:p/>
          </draw:line>
        </draw:g>
        <draw:connector draw:style-name="gr8" draw:text-style-name="P3" draw:layer="layout" draw:type="line" svg:x1="4.4cm" svg:y1="8.9cm" svg:x2="5.8cm" svg:y2="8.9cm" draw:start-shape="id9" draw:start-glue-point="4" draw:end-shape="id10" draw:end-glue-point="5" svg:d="M4400 8900h1400" svg:viewBox="0 0 1401 1">
          <text:p/>
        </draw:connector>
        <draw:connector draw:style-name="gr8" draw:text-style-name="P3" draw:layer="layout" draw:type="line" svg:x1="4.4cm" svg:y1="9.1cm" svg:x2="5.8cm" svg:y2="9.1cm" draw:start-shape="id9" draw:start-glue-point="5" draw:end-shape="id10" draw:end-glue-point="4" svg:d="M4400 9100h1400" svg:viewBox="0 0 1401 1">
          <text:p/>
        </draw:connector>
        <draw:line draw:style-name="gr8" draw:text-style-name="P3" draw:layer="layout" svg:x1="8.1cm" svg:y1="8.9cm" svg:x2="6.68cm" svg:y2="8.9cm">
          <text:p/>
        </draw:line>
        <draw:line draw:style-name="gr8" draw:text-style-name="P3" draw:layer="layout" svg:x1="8.1cm" svg:y1="9.1cm" svg:x2="6.68cm" svg:y2="9.1cm">
          <text:p/>
        </draw:line>
        <draw:custom-shape draw:style-name="gr3" draw:text-style-name="P6" xml:id="id12" draw:id="id12" draw:layer="layout" svg:width="2cm" svg:height="2cm" svg:x="6cm" svg:y="4cm">
          <text:p text:style-name="P5"><text:span text:style-name="T6">ℓ</text:span><text:span text:style-name="T5">u</text:span></text:p>
          <draw:enhanced-geometry svg:viewBox="0 0 21600 21600" draw:type="rectangle" draw:enhanced-path="M 0 0 L 21600 0 21600 21600 0 21600 0 0 Z N"/>
        </draw:custom-shape>
        <draw:line draw:style-name="gr4" draw:text-style-name="P3" xml:id="id11" draw:id="id11" draw:layer="layout" svg:x1="0.7cm" svg:y1="9cm" svg:x2="2.4cm" svg:y2="9cm">
          <text:p/>
        </draw:line>
        <draw:connector draw:style-name="gr4" draw:text-style-name="P3" draw:layer="layout" draw:line-skew="-2.7cm" svg:x1="2.4cm" svg:y1="9cm" svg:x2="6cm" svg:y2="5cm" draw:start-shape="id11" draw:start-glue-point="1" draw:end-shape="id12" draw:end-glue-point="3" svg:d="M2400 9000h-900v-4000h4500" svg:viewBox="0 0 4501 4001">
          <text:p/>
        </draw:connector>
        <draw:connector draw:style-name="gr4" draw:text-style-name="P3" draw:layer="layout" svg:x1="8cm" svg:y1="5cm" svg:x2="12.4cm" svg:y2="8.7cm" draw:start-shape="id12" draw:start-glue-point="1" draw:end-shape="id4" draw:end-glue-point="4" svg:d="M8000 5000h4400v3700" svg:viewBox="0 0 4401 3701">
          <text:p/>
        </draw:connector>
        <draw:custom-shape draw:style-name="gr10" draw:text-style-name="P3" draw:layer="layout" svg:width="28.9cm" svg:height="8.2cm" svg:x="0.6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09:11:50.923281459</meta:creation-date>
    <dc:date>2021-03-16T11:26:06.668104562</dc:date>
    <meta:editing-duration>PT1H30M5S</meta:editing-duration>
    <meta:editing-cycles>32</meta:editing-cycles>
    <meta:generator>LibreOffice/6.1.5.2$Linux_X86_64 LibreOffice_project/10$Build-2</meta:generator>
    <meta:document-statistic meta:object-count="63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style mathvariant="bold">
                <mi>x</mi>
              </mstyle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i>A</mi>
              </mstyle>
            </mrow>
            <mstyle mathvariant="bold">
              <mi>x</mi>
            </mstyle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tyle mathvariant="bold">
                <mi>b</mi>
              </mstyle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sup>
                  <mi>c</mi>
                  <mi>T</mi>
                </msup>
              </mstyle>
            </mrow>
            <mstyle mathvariant="bold">
              <mi>x</mi>
            </mstyle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ot bold x ( t ) = bold A bold x ( t ) + bold b u( t ) newline
y( t ) = bold c^T bold x ( t )</annotation>
  </semantics>
</math>
</file>

<file path=Object 11/content.xml><?xml version="1.0" encoding="utf-8"?>
<math xmlns="http://www.w3.org/1998/Math/MathML" display="block">
  <semantics>
    <mrow>
      <mover accent="true">
        <mi>u</mi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tilde u( k )</annotation>
  </semantics>
</math>
</file>

<file path=Object 13/content.xml><?xml version="1.0" encoding="utf-8"?>
<math xmlns="http://www.w3.org/1998/Math/MathML" display="block">
  <semantics>
    <mrow>
      <mrow>
        <mo stretchy="false">−</mo>
        <mover accent="true">
          <mstyle mathvariant="bold">
            <mi>x</mi>
          </mstyle>
          <mo stretchy="false">~</mo>
        </mover>
      </mrow>
      <mrow>
        <mo fence="true" stretchy="false">(</mo>
        <mrow>
          <mi>k</mi>
        </mrow>
        <mo fence="true" stretchy="false">)</mo>
      </mrow>
    </mrow>
    <annotation encoding="StarMath 5.0">-tilde bold x( k )</annotation>
  </semantics>
</math>
</file>

<file path=Object 14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/content.xml><?xml version="1.0" encoding="utf-8"?>
<math xmlns="http://www.w3.org/1998/Math/MathML" display="block">
  <semantics>
    <mrow>
      <mstyle mathvariant="bold">
        <mi>x</mi>
      </mstyle>
      <mrow>
        <mo fence="true" stretchy="false">(</mo>
        <mrow>
          <mi>t</mi>
        </mrow>
        <mo fence="true" stretchy="false">)</mo>
      </mrow>
    </mrow>
    <annotation encoding="StarMath 5.0">bold x( t )</annotation>
  </semantics>
</math>
</file>

<file path=Object 5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6/content.xml><?xml version="1.0" encoding="utf-8"?>
<math xmlns="http://www.w3.org/1998/Math/MathML" display="block">
  <semantics>
    <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bold x( k )</annotation>
  </semantics>
</math>
</file>

<file path=Object 7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sub>
        <mi>y</mi>
        <mi>c</mi>
      </msub>
    </mrow>
    <annotation encoding="StarMath 5.0">bar y = y_c </annotation>
  </semantics>
</math>
</file>

<file path=Object 8/content.xml><?xml version="1.0" encoding="utf-8"?>
<math xmlns="http://www.w3.org/1998/Math/MathML" display="block">
  <semantics>
    <mover accent="true">
      <mstyle mathvariant="bold">
        <mi>x</mi>
      </mstyle>
      <mo stretchy="false">¯</mo>
    </mover>
    <annotation encoding="StarMath 5.0">bar bold x</annotation>
  </semantics>
</math>
</file>

<file path=Object 9/content.xml><?xml version="1.0" encoding="utf-8"?>
<math xmlns="http://www.w3.org/1998/Math/MathML" display="block">
  <semantics>
    <mrow>
      <mi>u</mi>
      <mrow>
        <mo fence="true" stretchy="false">(</mo>
        <mrow>
          <mi>k</mi>
        </mrow>
        <mo fence="true" stretchy="false">)</mo>
      </mrow>
    </mrow>
    <annotation encoding="StarMath 5.0">u( k )</annotation>
  </semantics>
</math>
</file>